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dutoInterno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5"/>
          <table:table-cell table:style-name="ce15"/>
          <table:table-cell table:style-name="ce8" office:value-type="string" calcext:value-type="string">
            <text:p>N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8" office:value-type="string" calcext:value-type="string">
            <text:p>N_THREAD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4" calcext:value-type="float">
            <text:p>4</text:p>
          </table:table-cell>
          <table:table-cell table:style-name="ce15"/>
          <table:table-cell table:number-columns-repeated="9"/>
          <table:table-cell table:style-name="ce15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 table:number-columns-repeated="11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1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2" calcext:value-type="float">
            <text:p>0,2682</text:p>
          </table:table-cell>
          <table:table-cell/>
          <table:table-cell office:value-type="float" office:value="100000000" calcext:value-type="float">
            <text:p>1,00E+08</text:p>
          </table:table-cell>
          <table:table-cell office:value-type="float" office:value="0.24468" calcext:value-type="float">
            <text:p>0,24468</text:p>
          </table:table-cell>
          <table:table-cell table:style-name="ce10" table:formula="of:=[.B4]/[.E4]" office:value-type="float" office:value="1.09612555174105" calcext:value-type="float">
            <text:p>1,0961256</text:p>
          </table:table-cell>
          <table:table-cell table:formula="of:=[.F4]/[.E1]" office:value-type="float" office:value="0.548062775870525" calcext:value-type="float">
            <text:p>0,548062775870525</text:p>
          </table:table-cell>
          <table:table-cell/>
          <table:table-cell office:value-type="float" office:value="100000000" calcext:value-type="float">
            <text:p>1,00E+08</text:p>
          </table:table-cell>
          <table:table-cell office:value-type="float" office:value="0.252671" calcext:value-type="float">
            <text:p>0,252671</text:p>
          </table:table-cell>
          <table:table-cell table:formula="of:=[.B4]/[.J4]" office:value-type="float" office:value="1.0614593681111" calcext:value-type="float">
            <text:p>1,0614593681111</text:p>
          </table:table-cell>
          <table:table-cell table:formula="of:=[.K4]/[.J1]" office:value-type="float" office:value="0.265364842027775" calcext:value-type="float">
            <text:p>0,265364842027775</text:p>
          </table:table-cell>
          <table:table-cell table:number-columns-repeated="11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3724" calcext:value-type="float">
            <text:p>0,53724</text:p>
          </table:table-cell>
          <table:table-cell/>
          <table:table-cell office:value-type="float" office:value="200000000" calcext:value-type="float">
            <text:p>2,00E+08</text:p>
          </table:table-cell>
          <table:table-cell office:value-type="float" office:value="0.512408" calcext:value-type="float">
            <text:p>0,512408</text:p>
          </table:table-cell>
          <table:table-cell table:style-name="ce10" table:formula="of:=[.B5]/[.E5]" office:value-type="float" office:value="1.04846138233595" calcext:value-type="float">
            <text:p>1,0484614</text:p>
          </table:table-cell>
          <table:table-cell table:formula="of:=[.F5]/[.E1]" office:value-type="float" office:value="0.524230691167975" calcext:value-type="float">
            <text:p>0,524230691167975</text:p>
          </table:table-cell>
          <table:table-cell/>
          <table:table-cell office:value-type="float" office:value="200000000" calcext:value-type="float">
            <text:p>2,00E+08</text:p>
          </table:table-cell>
          <table:table-cell office:value-type="float" office:value="0.496752" calcext:value-type="float">
            <text:p>0,496752</text:p>
          </table:table-cell>
          <table:table-cell table:formula="of:=[.B5]/[.J5]" office:value-type="float" office:value="1.08150545946468" calcext:value-type="float">
            <text:p>1,08150545946468</text:p>
          </table:table-cell>
          <table:table-cell table:formula="of:=[.K5]/[.J1]" office:value-type="float" office:value="0.270376364866171" calcext:value-type="float">
            <text:p>0,270376364866171</text:p>
          </table:table-cell>
          <table:table-cell table:number-columns-repeated="11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18607" calcext:value-type="float">
            <text:p>0,818607</text:p>
          </table:table-cell>
          <table:table-cell/>
          <table:table-cell office:value-type="float" office:value="300000000" calcext:value-type="float">
            <text:p>3,00E+08</text:p>
          </table:table-cell>
          <table:table-cell office:value-type="float" office:value="0.741719" calcext:value-type="float">
            <text:p>0,741719</text:p>
          </table:table-cell>
          <table:table-cell table:style-name="ce10" table:formula="of:=[.B6]/[.E6]" office:value-type="float" office:value="1.1036618989132" calcext:value-type="float">
            <text:p>1,1036619</text:p>
          </table:table-cell>
          <table:table-cell table:formula="of:=[.F6]/[.E1]" office:value-type="float" office:value="0.5518309494566" calcext:value-type="float">
            <text:p>0,5518309494566</text:p>
          </table:table-cell>
          <table:table-cell/>
          <table:table-cell office:value-type="float" office:value="300000000" calcext:value-type="float">
            <text:p>3,00E+08</text:p>
          </table:table-cell>
          <table:table-cell office:value-type="float" office:value="0.756644" calcext:value-type="float">
            <text:p>0,756644</text:p>
          </table:table-cell>
          <table:table-cell table:formula="of:=[.B6]/[.J6]" office:value-type="float" office:value="1.08189188046162" calcext:value-type="float">
            <text:p>1,08189188046162</text:p>
          </table:table-cell>
          <table:table-cell table:formula="of:=[.K6]/[.J1]" office:value-type="float" office:value="0.270472970115404" calcext:value-type="float">
            <text:p>0,270472970115404</text:p>
          </table:table-cell>
          <table:table-cell table:number-columns-repeated="11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084374" calcext:value-type="float">
            <text:p>1,084374</text:p>
          </table:table-cell>
          <table:table-cell/>
          <table:table-cell office:value-type="float" office:value="400000000" calcext:value-type="float">
            <text:p>4,00E+08</text:p>
          </table:table-cell>
          <table:table-cell table:style-name="ce9" office:value-type="float" office:value="1.030689" calcext:value-type="float">
            <text:p>1,030689</text:p>
          </table:table-cell>
          <table:table-cell table:style-name="ce11" table:formula="of:=[.B7]/[.E7]" office:value-type="float" office:value="1.05208651688337" calcext:value-type="float">
            <text:p>1,052</text:p>
          </table:table-cell>
          <table:table-cell table:formula="of:=[.F7]/[.E1]" office:value-type="float" office:value="0.526043258441685" calcext:value-type="float">
            <text:p>0,526043258441685</text:p>
          </table:table-cell>
          <table:table-cell/>
          <table:table-cell office:value-type="float" office:value="400000000" calcext:value-type="float">
            <text:p>4,00E+08</text:p>
          </table:table-cell>
          <table:table-cell table:style-name="ce9" office:value-type="float" office:value="1.093959" calcext:value-type="float">
            <text:p>1,093959</text:p>
          </table:table-cell>
          <table:table-cell table:formula="of:=[.B7]/[.J7]" office:value-type="float" office:value="0.991238245674655" calcext:value-type="float">
            <text:p>0,991238245674655</text:p>
          </table:table-cell>
          <table:table-cell table:formula="of:=[.K7]/[.J1]" office:value-type="float" office:value="0.247809561418664" calcext:value-type="float">
            <text:p>0,247809561418664</text:p>
          </table:table-cell>
          <table:table-cell table:number-columns-repeated="11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346468" calcext:value-type="float">
            <text:p>1,346468</text:p>
          </table:table-cell>
          <table:table-cell/>
          <table:table-cell office:value-type="float" office:value="500000000" calcext:value-type="float">
            <text:p>5,00E+08</text:p>
          </table:table-cell>
          <table:table-cell office:value-type="float" office:value="1.234996" calcext:value-type="float">
            <text:p>1,234996</text:p>
          </table:table-cell>
          <table:table-cell table:style-name="ce12" table:formula="of:=[.B8]/[.E8]" office:value-type="float" office:value="1.09026102108833" calcext:value-type="float">
            <text:p>1,090</text:p>
          </table:table-cell>
          <table:table-cell table:formula="of:=[.F8]/[.E1]" office:value-type="float" office:value="0.545130510544165" calcext:value-type="float">
            <text:p>0,545130510544165</text:p>
          </table:table-cell>
          <table:table-cell/>
          <table:table-cell office:value-type="float" office:value="500000000" calcext:value-type="float">
            <text:p>5,00E+08</text:p>
          </table:table-cell>
          <table:table-cell office:value-type="float" office:value="1.447702" calcext:value-type="float">
            <text:p>1,447702</text:p>
          </table:table-cell>
          <table:table-cell table:formula="of:=[.B8]/[.J8]" office:value-type="float" office:value="0.930072625443634" calcext:value-type="float">
            <text:p>0,930072625443634</text:p>
          </table:table-cell>
          <table:table-cell table:formula="of:=[.K8]/[.J1]" office:value-type="float" office:value="0.232518156360909" calcext:value-type="float">
            <text:p>0,232518156360909</text:p>
          </table:table-cell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N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4" calcext:value-type="float">
            <text:p>4</text:p>
          </table:table-cell>
          <table:table-cell table:style-name="ce15"/>
          <table:table-cell table:style-name="ce8" office:value-type="string" calcext:value-type="string">
            <text:p>N_THREAD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 table:number-columns-repeated="11"/>
        </table:table-row>
        <table:table-row table:style-name="ro2">
          <table:table-cell table:number-columns-repeated="3"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00000000" calcext:value-type="float">
            <text:p>1,00E+08</text:p>
          </table:table-cell>
          <table:table-cell office:value-type="float" office:value="0.244358" calcext:value-type="float">
            <text:p>0,244358</text:p>
          </table:table-cell>
          <table:table-cell table:formula="of:=[.B4]/[.E14]" office:value-type="float" office:value="1.0975699588309" calcext:value-type="float">
            <text:p>1,0975699588309</text:p>
          </table:table-cell>
          <table:table-cell table:formula="of:=[.F14]/[.E11]" office:value-type="float" office:value="0.548784979415448" calcext:value-type="float">
            <text:p>0,548784979415448</text:p>
          </table:table-cell>
          <table:table-cell/>
          <table:table-cell office:value-type="float" office:value="100000000" calcext:value-type="float">
            <text:p>1,00E+08</text:p>
          </table:table-cell>
          <table:table-cell office:value-type="float" office:value="0.24608" calcext:value-type="float">
            <text:p>0,24608</text:p>
          </table:table-cell>
          <table:table-cell table:style-name="ce10" table:formula="of:=[.B4]/[.J14]" office:value-type="float" office:value="1.08988946684005" calcext:value-type="float">
            <text:p>1,0898895</text:p>
          </table:table-cell>
          <table:table-cell table:formula="of:=[.K14]/[.J11]" office:value-type="float" office:value="0.136236183355006" calcext:value-type="float">
            <text:p>0,13623618335500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200000000" calcext:value-type="float">
            <text:p>2,00E+08</text:p>
          </table:table-cell>
          <table:table-cell office:value-type="float" office:value="0.5051912" calcext:value-type="float">
            <text:p>0,5051912</text:p>
          </table:table-cell>
          <table:table-cell table:formula="of:=[.B5]/[.E15]" office:value-type="float" office:value="1.06343895143067" calcext:value-type="float">
            <text:p>1,06343895143067</text:p>
          </table:table-cell>
          <table:table-cell table:formula="of:=[.F15]/[.E11]" office:value-type="float" office:value="0.531719475715333" calcext:value-type="float">
            <text:p>0,531719475715333</text:p>
          </table:table-cell>
          <table:table-cell/>
          <table:table-cell office:value-type="float" office:value="200000000" calcext:value-type="float">
            <text:p>2,00E+08</text:p>
          </table:table-cell>
          <table:table-cell office:value-type="float" office:value="0.501787" calcext:value-type="float">
            <text:p>0,501787</text:p>
          </table:table-cell>
          <table:table-cell table:style-name="ce10" table:formula="of:=[.B5]/[.J15]" office:value-type="float" office:value="1.07065348444659" calcext:value-type="float">
            <text:p>1,0706535</text:p>
          </table:table-cell>
          <table:table-cell table:formula="of:=[.K15]/[.J11]" office:value-type="float" office:value="0.133831685555824" calcext:value-type="float">
            <text:p>0,13383168555582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300000000" calcext:value-type="float">
            <text:p>3,00E+08</text:p>
          </table:table-cell>
          <table:table-cell office:value-type="float" office:value="0.762695" calcext:value-type="float">
            <text:p>0,762695</text:p>
          </table:table-cell>
          <table:table-cell table:formula="of:=[.B6]/[.E16]" office:value-type="float" office:value="1.07330846537607" calcext:value-type="float">
            <text:p>1,07330846537607</text:p>
          </table:table-cell>
          <table:table-cell table:formula="of:=[.F16]/[.E11]" office:value-type="float" office:value="0.536654232688034" calcext:value-type="float">
            <text:p>0,536654232688034</text:p>
          </table:table-cell>
          <table:table-cell/>
          <table:table-cell office:value-type="float" office:value="300000000" calcext:value-type="float">
            <text:p>3,00E+08</text:p>
          </table:table-cell>
          <table:table-cell office:value-type="float" office:value="0.737131" calcext:value-type="float">
            <text:p>0,737131</text:p>
          </table:table-cell>
          <table:table-cell table:style-name="ce10" table:formula="of:=[.B6]/[.J16]" office:value-type="float" office:value="1.11053123528925" calcext:value-type="float">
            <text:p>1,1105312</text:p>
          </table:table-cell>
          <table:table-cell table:formula="of:=[.K16]/[.J11]" office:value-type="float" office:value="0.138816404411156" calcext:value-type="float">
            <text:p>0,13881640441115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400000000" calcext:value-type="float">
            <text:p>4,00E+08</text:p>
          </table:table-cell>
          <table:table-cell table:style-name="ce9" office:value-type="float" office:value="0.986697" calcext:value-type="float">
            <text:p>0,986697</text:p>
          </table:table-cell>
          <table:table-cell table:formula="of:=[.B7]/[.E17]" office:value-type="float" office:value="1.09899391606542" calcext:value-type="float">
            <text:p>1,09899391606542</text:p>
          </table:table-cell>
          <table:table-cell table:formula="of:=[.F17]/[.E11]" office:value-type="float" office:value="0.549496958032709" calcext:value-type="float">
            <text:p>0,549496958032709</text:p>
          </table:table-cell>
          <table:table-cell/>
          <table:table-cell office:value-type="float" office:value="400000000" calcext:value-type="float">
            <text:p>4,00E+08</text:p>
          </table:table-cell>
          <table:table-cell table:style-name="ce9" office:value-type="float" office:value="1.025729" calcext:value-type="float">
            <text:p>1,025729</text:p>
          </table:table-cell>
          <table:table-cell table:style-name="ce11" table:formula="of:=[.B7]/[.J17]" office:value-type="float" office:value="1.05717397090265" calcext:value-type="float">
            <text:p>1,057</text:p>
          </table:table-cell>
          <table:table-cell table:formula="of:=[.K17]/[.J11]" office:value-type="float" office:value="0.132146746362831" calcext:value-type="float">
            <text:p>0,132146746362831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500000000" calcext:value-type="float">
            <text:p>5,00E+08</text:p>
          </table:table-cell>
          <table:table-cell office:value-type="float" office:value="1.285987" calcext:value-type="float">
            <text:p>1,285987</text:p>
          </table:table-cell>
          <table:table-cell table:formula="of:=[.B8]/[.E18]" office:value-type="float" office:value="1.0470308020221" calcext:value-type="float">
            <text:p>1,0470308020221</text:p>
          </table:table-cell>
          <table:table-cell table:formula="of:=[.F18]/[.E11]" office:value-type="float" office:value="0.523515401011052" calcext:value-type="float">
            <text:p>0,523515401011052</text:p>
          </table:table-cell>
          <table:table-cell/>
          <table:table-cell office:value-type="float" office:value="500000000" calcext:value-type="float">
            <text:p>5,00E+08</text:p>
          </table:table-cell>
          <table:table-cell office:value-type="float" office:value="1.300101" calcext:value-type="float">
            <text:p>1,300101</text:p>
          </table:table-cell>
          <table:table-cell table:style-name="ce12" table:formula="of:=[.B8]/[.J18]" office:value-type="float" office:value="1.03566415224663" calcext:value-type="float">
            <text:p>1,036</text:p>
          </table:table-cell>
          <table:table-cell table:formula="of:=[.K18]/[.J11]" office:value-type="float" office:value="0.129458019030829" calcext:value-type="float">
            <text:p>0,129458019030829</text:p>
          </table:table-cell>
          <table:table-cell table:number-columns-repeated="11"/>
        </table:table-row>
      </table:table>
      <table:table table:name="derivadaParcial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5"/>
          <table:table-cell table:style-name="ce15"/>
          <table:table-cell table:style-name="ce8" office:value-type="string" calcext:value-type="string">
            <text:p>N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8" office:value-type="string" calcext:value-type="string">
            <text:p>N_THREAD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4" calcext:value-type="float">
            <text:p>4</text:p>
          </table:table-cell>
          <table:table-cell table:style-name="ce15"/>
          <table:table-cell table:number-columns-repeated="9"/>
          <table:table-cell table:style-name="ce15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 table:number-columns-repeated="11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1"/>
        </table:table-row>
        <table:table-row table:style-name="ro2">
          <table:table-cell table:style-name="ce4" office:value-type="float" office:value="100" calcext:value-type="float">
            <text:p>1,00E+02</text:p>
          </table:table-cell>
          <table:table-cell table:style-name="ce6" office:value-type="float" office:value="0.00047" calcext:value-type="float">
            <text:p>0,00047</text:p>
          </table:table-cell>
          <table:table-cell/>
          <table:table-cell office:value-type="float" office:value="100" calcext:value-type="float">
            <text:p>1,00E+02</text:p>
          </table:table-cell>
          <table:table-cell office:value-type="float" office:value="0.000993" calcext:value-type="float">
            <text:p>0,000993</text:p>
          </table:table-cell>
          <table:table-cell table:style-name="ce10" table:formula="of:=[.B4]/[.E4]" office:value-type="float" office:value="0.473313192346425" calcext:value-type="float">
            <text:p>0,4733132</text:p>
          </table:table-cell>
          <table:table-cell table:formula="of:=[.F4]/[.E1]" office:value-type="float" office:value="0.236656596173212" calcext:value-type="float">
            <text:p>0,236656596173212</text:p>
          </table:table-cell>
          <table:table-cell/>
          <table:table-cell office:value-type="float" office:value="100" calcext:value-type="float">
            <text:p>1,00E+02</text:p>
          </table:table-cell>
          <table:table-cell office:value-type="float" office:value="0.00122" calcext:value-type="float">
            <text:p>0,00122</text:p>
          </table:table-cell>
          <table:table-cell table:formula="of:=[.B4]/[.J4]" office:value-type="float" office:value="0.385245901639344" calcext:value-type="float">
            <text:p>0,385245901639344</text:p>
          </table:table-cell>
          <table:table-cell table:formula="of:=[.K4]/[.J1]" office:value-type="float" office:value="0.0963114754098361" calcext:value-type="float">
            <text:p>0,096311475409836</text:p>
          </table:table-cell>
          <table:table-cell table:number-columns-repeated="11"/>
        </table:table-row>
        <table:table-row table:style-name="ro2">
          <table:table-cell table:style-name="ce4" office:value-type="float" office:value="1000" calcext:value-type="float">
            <text:p>1,00E+03</text:p>
          </table:table-cell>
          <table:table-cell table:style-name="ce3" office:value-type="float" office:value="0.035823" calcext:value-type="float">
            <text:p>0,035823</text:p>
          </table:table-cell>
          <table:table-cell/>
          <table:table-cell office:value-type="float" office:value="1000" calcext:value-type="float">
            <text:p>1,00E+03</text:p>
          </table:table-cell>
          <table:table-cell office:value-type="float" office:value="0.016316" calcext:value-type="float">
            <text:p>0,016316</text:p>
          </table:table-cell>
          <table:table-cell table:style-name="ce10" table:formula="of:=[.B5]/[.E5]" office:value-type="float" office:value="2.1955748958078" calcext:value-type="float">
            <text:p>2,1955749</text:p>
          </table:table-cell>
          <table:table-cell table:formula="of:=[.F5]/[.E1]" office:value-type="float" office:value="1.0977874479039" calcext:value-type="float">
            <text:p>1,0977874479039</text:p>
          </table:table-cell>
          <table:table-cell/>
          <table:table-cell office:value-type="float" office:value="1000" calcext:value-type="float">
            <text:p>1,00E+03</text:p>
          </table:table-cell>
          <table:table-cell office:value-type="float" office:value="0.024512" calcext:value-type="float">
            <text:p>0,024512</text:p>
          </table:table-cell>
          <table:table-cell table:formula="of:=[.B5]/[.J5]" office:value-type="float" office:value="1.46144745430809" calcext:value-type="float">
            <text:p>1,46144745430809</text:p>
          </table:table-cell>
          <table:table-cell table:formula="of:=[.K5]/[.J1]" office:value-type="float" office:value="0.365361863577023" calcext:value-type="float">
            <text:p>0,365361863577023</text:p>
          </table:table-cell>
          <table:table-cell table:number-columns-repeated="11"/>
        </table:table-row>
        <table:table-row table:style-name="ro2">
          <table:table-cell table:style-name="ce4" office:value-type="float" office:value="10000" calcext:value-type="float">
            <text:p>1,00E+04</text:p>
          </table:table-cell>
          <table:table-cell table:style-name="ce3" office:value-type="float" office:value="0.93154" calcext:value-type="float">
            <text:p>0,93154</text:p>
          </table:table-cell>
          <table:table-cell/>
          <table:table-cell office:value-type="float" office:value="10000" calcext:value-type="float">
            <text:p>1,00E+04</text:p>
          </table:table-cell>
          <table:table-cell office:value-type="float" office:value="0.495108" calcext:value-type="float">
            <text:p>0,495108</text:p>
          </table:table-cell>
          <table:table-cell table:style-name="ce10" table:formula="of:=[.B6]/[.E6]" office:value-type="float" office:value="1.88148848332081" calcext:value-type="float">
            <text:p>1,8814885</text:p>
          </table:table-cell>
          <table:table-cell table:formula="of:=[.F6]/[.E1]" office:value-type="float" office:value="0.940744241660405" calcext:value-type="float">
            <text:p>0,940744241660405</text:p>
          </table:table-cell>
          <table:table-cell/>
          <table:table-cell office:value-type="float" office:value="10000" calcext:value-type="float">
            <text:p>1,00E+04</text:p>
          </table:table-cell>
          <table:table-cell office:value-type="float" office:value="0.500186" calcext:value-type="float">
            <text:p>0,500186</text:p>
          </table:table-cell>
          <table:table-cell table:formula="of:=[.B6]/[.J6]" office:value-type="float" office:value="1.86238719196459" calcext:value-type="float">
            <text:p>1,86238719196459</text:p>
          </table:table-cell>
          <table:table-cell table:formula="of:=[.K6]/[.J1]" office:value-type="float" office:value="0.465596797991147" calcext:value-type="float">
            <text:p>0,465596797991147</text:p>
          </table:table-cell>
          <table:table-cell table:number-columns-repeated="11"/>
        </table:table-row>
        <table:table-row table:style-name="ro2">
          <table:table-cell table:style-name="ce4" office:value-type="float" office:value="11000" calcext:value-type="float">
            <text:p>1,10E+04</text:p>
          </table:table-cell>
          <table:table-cell table:style-name="ce7" office:value-type="float" office:value="1.152049" calcext:value-type="float">
            <text:p>1,152049</text:p>
          </table:table-cell>
          <table:table-cell/>
          <table:table-cell office:value-type="float" office:value="11000" calcext:value-type="float">
            <text:p>1,10E+04</text:p>
          </table:table-cell>
          <table:table-cell table:style-name="ce9" office:value-type="float" office:value="0.605112" calcext:value-type="float">
            <text:p>0,605112</text:p>
          </table:table-cell>
          <table:table-cell table:style-name="ce11" table:formula="of:=[.B7]/[.E7]" office:value-type="float" office:value="1.90386077288171" calcext:value-type="float">
            <text:p>1,904</text:p>
          </table:table-cell>
          <table:table-cell table:formula="of:=[.F7]/[.E1]" office:value-type="float" office:value="0.951930386440857" calcext:value-type="float">
            <text:p>0,951930386440857</text:p>
          </table:table-cell>
          <table:table-cell/>
          <table:table-cell office:value-type="float" office:value="11000" calcext:value-type="float">
            <text:p>1,10E+04</text:p>
          </table:table-cell>
          <table:table-cell table:style-name="ce9" office:value-type="float" office:value="0.548044" calcext:value-type="float">
            <text:p>0,548044</text:p>
          </table:table-cell>
          <table:table-cell table:formula="of:=[.B7]/[.J7]" office:value-type="float" office:value="2.10211041449227" calcext:value-type="float">
            <text:p>2,10211041449227</text:p>
          </table:table-cell>
          <table:table-cell table:formula="of:=[.K7]/[.J1]" office:value-type="float" office:value="0.525527603623067" calcext:value-type="float">
            <text:p>0,525527603623067</text:p>
          </table:table-cell>
          <table:table-cell table:number-columns-repeated="11"/>
        </table:table-row>
        <table:table-row table:style-name="ro2">
          <table:table-cell table:style-name="ce4" office:value-type="float" office:value="12000" calcext:value-type="float">
            <text:p>1,20E+04</text:p>
          </table:table-cell>
          <table:table-cell table:style-name="ce3" office:value-type="float" office:value="1.377545" calcext:value-type="float">
            <text:p>1,377545</text:p>
          </table:table-cell>
          <table:table-cell/>
          <table:table-cell office:value-type="float" office:value="12000" calcext:value-type="float">
            <text:p>1,20E+04</text:p>
          </table:table-cell>
          <table:table-cell office:value-type="float" office:value="0.719142" calcext:value-type="float">
            <text:p>0,719142</text:p>
          </table:table-cell>
          <table:table-cell table:style-name="ce12" table:formula="of:=[.B8]/[.E8]" office:value-type="float" office:value="1.9155396291692" calcext:value-type="float">
            <text:p>1,916</text:p>
          </table:table-cell>
          <table:table-cell table:formula="of:=[.F8]/[.E1]" office:value-type="float" office:value="0.957769814584602" calcext:value-type="float">
            <text:p>0,957769814584602</text:p>
          </table:table-cell>
          <table:table-cell/>
          <table:table-cell office:value-type="float" office:value="12000" calcext:value-type="float">
            <text:p>1,20E+04</text:p>
          </table:table-cell>
          <table:table-cell office:value-type="float" office:value="0.665352" calcext:value-type="float">
            <text:p>0,665352</text:p>
          </table:table-cell>
          <table:table-cell table:formula="of:=[.B8]/[.J8]" office:value-type="float" office:value="2.07040032944967" calcext:value-type="float">
            <text:p>2,07040032944967</text:p>
          </table:table-cell>
          <table:table-cell table:formula="of:=[.K8]/[.J1]" office:value-type="float" office:value="0.517600082362419" calcext:value-type="float">
            <text:p>0,517600082362419</text:p>
          </table:table-cell>
          <table:table-cell table:number-columns-repeated="11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N_THREAD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4" calcext:value-type="float">
            <text:p>4</text:p>
          </table:table-cell>
          <table:table-cell table:style-name="ce15"/>
          <table:table-cell table:style-name="ce8" office:value-type="string" calcext:value-type="string">
            <text:p>N_THREAD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N_ARG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 table:number-columns-repeated="11"/>
        </table:table-row>
        <table:table-row table:style-name="ro2">
          <table:table-cell table:number-columns-repeated="3"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00" calcext:value-type="float">
            <text:p>1,00E+02</text:p>
          </table:table-cell>
          <table:table-cell office:value-type="float" office:value="0.001255" calcext:value-type="float">
            <text:p>0,001255</text:p>
          </table:table-cell>
          <table:table-cell table:formula="of:=[.B4]/[.E14]" office:value-type="float" office:value="0.374501992031872" calcext:value-type="float">
            <text:p>0,374501992031872</text:p>
          </table:table-cell>
          <table:table-cell table:formula="of:=[.F14]/[.E11]" office:value-type="float" office:value="0.187250996015936" calcext:value-type="float">
            <text:p>0,187250996015936</text:p>
          </table:table-cell>
          <table:table-cell/>
          <table:table-cell office:value-type="float" office:value="100" calcext:value-type="float">
            <text:p>1,00E+02</text:p>
          </table:table-cell>
          <table:table-cell office:value-type="float" office:value="0.001202" calcext:value-type="float">
            <text:p>0,001202</text:p>
          </table:table-cell>
          <table:table-cell table:style-name="ce10" table:formula="of:=[.B4]/[.J14]" office:value-type="float" office:value="0.391014975041597" calcext:value-type="float">
            <text:p>0,3910150</text:p>
          </table:table-cell>
          <table:table-cell table:formula="of:=[.K14]/[.J11]" office:value-type="float" office:value="0.0488768718801997" calcext:value-type="float">
            <text:p>0,048876871880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000" calcext:value-type="float">
            <text:p>1,00E+03</text:p>
          </table:table-cell>
          <table:table-cell office:value-type="float" office:value="0.028463" calcext:value-type="float">
            <text:p>0,028463</text:p>
          </table:table-cell>
          <table:table-cell table:formula="of:=[.B5]/[.E15]" office:value-type="float" office:value="1.25858131609458" calcext:value-type="float">
            <text:p>1,25858131609458</text:p>
          </table:table-cell>
          <table:table-cell table:formula="of:=[.F15]/[.E11]" office:value-type="float" office:value="0.629290658047289" calcext:value-type="float">
            <text:p>0,629290658047289</text:p>
          </table:table-cell>
          <table:table-cell/>
          <table:table-cell office:value-type="float" office:value="1000" calcext:value-type="float">
            <text:p>1,00E+03</text:p>
          </table:table-cell>
          <table:table-cell office:value-type="float" office:value="0.014859" calcext:value-type="float">
            <text:p>0,014859</text:p>
          </table:table-cell>
          <table:table-cell table:style-name="ce10" table:formula="of:=[.B5]/[.J15]" office:value-type="float" office:value="2.41086210377549" calcext:value-type="float">
            <text:p>2,4108621</text:p>
          </table:table-cell>
          <table:table-cell table:formula="of:=[.K15]/[.J11]" office:value-type="float" office:value="0.301357762971936" calcext:value-type="float">
            <text:p>0,30135776297193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0000" calcext:value-type="float">
            <text:p>1,00E+04</text:p>
          </table:table-cell>
          <table:table-cell office:value-type="float" office:value="0.442299" calcext:value-type="float">
            <text:p>0,442299</text:p>
          </table:table-cell>
          <table:table-cell table:formula="of:=[.B6]/[.E16]" office:value-type="float" office:value="2.10613182485151" calcext:value-type="float">
            <text:p>2,10613182485151</text:p>
          </table:table-cell>
          <table:table-cell table:formula="of:=[.F16]/[.E11]" office:value-type="float" office:value="1.05306591242576" calcext:value-type="float">
            <text:p>1,05306591242576</text:p>
          </table:table-cell>
          <table:table-cell/>
          <table:table-cell office:value-type="float" office:value="10000" calcext:value-type="float">
            <text:p>1,00E+04</text:p>
          </table:table-cell>
          <table:table-cell office:value-type="float" office:value="0.456569" calcext:value-type="float">
            <text:p>0,456569</text:p>
          </table:table-cell>
          <table:table-cell table:style-name="ce10" table:formula="of:=[.B6]/[.J16]" office:value-type="float" office:value="2.04030497033307" calcext:value-type="float">
            <text:p>2,0403050</text:p>
          </table:table-cell>
          <table:table-cell table:formula="of:=[.K16]/[.J11]" office:value-type="float" office:value="0.255038121291634" calcext:value-type="float">
            <text:p>0,25503812129163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1000" calcext:value-type="float">
            <text:p>1,10E+04</text:p>
          </table:table-cell>
          <table:table-cell table:style-name="ce9" office:value-type="float" office:value="0.534937" calcext:value-type="float">
            <text:p>0,534937</text:p>
          </table:table-cell>
          <table:table-cell table:formula="of:=[.B7]/[.E17]" office:value-type="float" office:value="2.1536162202278" calcext:value-type="float">
            <text:p>2,1536162202278</text:p>
          </table:table-cell>
          <table:table-cell table:formula="of:=[.F17]/[.E11]" office:value-type="float" office:value="1.0768081101139" calcext:value-type="float">
            <text:p>1,0768081101139</text:p>
          </table:table-cell>
          <table:table-cell/>
          <table:table-cell office:value-type="float" office:value="11000" calcext:value-type="float">
            <text:p>1,10E+04</text:p>
          </table:table-cell>
          <table:table-cell table:style-name="ce9" office:value-type="float" office:value="0.548706" calcext:value-type="float">
            <text:p>0,548706</text:p>
          </table:table-cell>
          <table:table-cell table:style-name="ce11" table:formula="of:=[.B7]/[.J17]" office:value-type="float" office:value="2.09957427110329" calcext:value-type="float">
            <text:p>2,100</text:p>
          </table:table-cell>
          <table:table-cell table:formula="of:=[.K17]/[.J11]" office:value-type="float" office:value="0.262446783887911" calcext:value-type="float">
            <text:p>0,262446783887911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float" office:value="12000" calcext:value-type="float">
            <text:p>1,20E+04</text:p>
          </table:table-cell>
          <table:table-cell office:value-type="float" office:value="0.656797" calcext:value-type="float">
            <text:p>0,656797</text:p>
          </table:table-cell>
          <table:table-cell table:formula="of:=[.B8]/[.E18]" office:value-type="float" office:value="2.09736798432392" calcext:value-type="float">
            <text:p>2,09736798432392</text:p>
          </table:table-cell>
          <table:table-cell table:formula="of:=[.F18]/[.E11]" office:value-type="float" office:value="1.04868399216196" calcext:value-type="float">
            <text:p>1,04868399216196</text:p>
          </table:table-cell>
          <table:table-cell/>
          <table:table-cell office:value-type="float" office:value="12000" calcext:value-type="float">
            <text:p>1,20E+04</text:p>
          </table:table-cell>
          <table:table-cell office:value-type="float" office:value="0.655342" calcext:value-type="float">
            <text:p>0,655342</text:p>
          </table:table-cell>
          <table:table-cell table:style-name="ce12" table:formula="of:=[.B8]/[.J18]" office:value-type="float" office:value="2.10202459173989" calcext:value-type="float">
            <text:p>2,102</text:p>
          </table:table-cell>
          <table:table-cell table:formula="of:=[.K18]/[.J11]" office:value-type="float" office:value="0.262753073967486" calcext:value-type="float">
            <text:p>0,26275307396748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6:38:29.847292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0:17:24.735173842</meta:creation-date>
    <meta:generator>LibreOffice/6.0.7.3$Linux_X86_64 LibreOffice_project/00m0$Build-3</meta:generator>
    <dc:date>2019-10-05T17:10:20.897450146</dc:date>
    <meta:editing-duration>PT5M27S</meta:editing-duration>
    <meta:editing-cycles>3</meta:editing-cycles>
    <meta:document-statistic meta:table-count="2" meta:cell-count="260" meta:object-count="0"/>
  </office:meta>
</office:document-meta>
</file>